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AA</text:span></text:p>
      <text:p text:style-name="P2">Company Registration No. BBB</text:p>
      <text:p text:style-name="P2"><text:s/>(Incorporated in the Republic of Singapore)</text:p>
      <text:p text:style-name="P1"></text:p>
      <text:p text:style-name="P1"></text:p>
      <text:p text:style-name="P1"><text:span text:style-name="T5">NOTICE IS HEREBY GIVEN</text:span> that the <text:span text:style-name="T4">First Annual General Meeting</text:span> of the Company will be held :</text:p>
      <text:p text:style-name="P1"></text:p>
      <text:p text:style-name="P1"></text:p>
      <text:p text:style-name="P1">Date and Time<text:tab/> <text:s text:c="3"/>:<text:tab/> <text:s text:c="49"/>at 3.00 pm</text:p>
      <text:p text:style-name="P1"></text:p>
      <text:p text:style-name="P1">Venue<text:tab/><text:tab/> <text:s text:c="3"/>: <text:s/>Add-1 Add-2 Add-3 Add-4 <text:s text:c="33"/></text:p>
      <text:p text:style-name="P1"><text:tab/><text:tab/></text:p>
      <text:p text:style-name="P1"></text:p>
      <text:p text:style-name="P1">to transact the following business :</text:p>
      <text:p text:style-name="P1"></text:p>
      <text:p text:style-name="P5">A G E N D A</text:p>
      <text:p text:style-name="P1"></text:p>
      <text:p text:style-name="P4">Ordinary Business</text:p>
      <text:p text:style-name="P1"></text:p>
      <text:p text:style-name="P6">1.<text:tab/>To consider the Director’s Report and unaudited Financial Statements for the financial <text:tab/>period from <text:span text:style-name="T4">D1M1YYY1</text:span> to <text:span text:style-name="T4">DDMMYYYY</text:span>;</text:p>
      <text:p text:style-name="P1"></text:p>
      <text:p text:style-name="P1">2.<text:tab/>To re-elect <text:span text:style-name="T4">CCC</text:span> who is retiring pursuant to Article 63 of the Articles of Association of the <text:tab/>Company and being eligible, offer himself for re-election;</text:p>
      <text:p text:style-name="P1"></text:p>
      <text:p text:style-name="P1">3.<text:tab/>To approve Director’s Remuneration for the financial period, if any;</text:p>
      <text:p text:style-name="P1"></text:p>
      <text:p text:style-name="P1">4.<text:tab/>To transact any other matters appropriate to be transacted at an Annual General Meeting.</text:p>
      <text:p text:style-name="P1"></text:p>
      <text:p text:style-name="P1"></text:p>
      <text:p text:style-name="P1"></text:p>
      <text:p text:style-name="P1"></text:p>
      <text:p text:style-name="P1"></text:p>
      <text:p text:style-name="P1">BY ORDER OF THE BOARD</text:p>
      <text:p text:style-name="P1"></text:p>
      <text:p text:style-name="P1"></text:p>
      <text:p text:style-name="P1"></text:p>
      <text:p text:style-name="P1">___________________________ <text:s text:c="38"/></text:p>
      <text:p text:style-name="P1">CCC<text:tab/><text:tab/><text:tab/><text:tab/><text:tab/></text:p>
      <text:p text:style-name="P1">Director<text:tab/><text:tab/><text:tab/><text:tab/><text:tab/><text:tab/><text:tab/><text:tab/></text:p>
      <text:p text:style-name="P1"></text:p>
      <text:p text:style-name="P1">Date :<text:tab/></text:p>
      <text:p text:style-name="P1"></text:p>
      <text:p text:style-name="P1"></text:p>
      <text:p text:style-name="P3"><text:span text:style-name="T4">NOTE</text:span>: A member of the Company entitled to attend and vote at a general meeting may appoint a <text:tab/>proxy to attend and vote in his stead; a proxy need not be a member of the Company. <text:s/>The <text:tab/>instrument appointing a proxy must be deposited at the registered office not less than <text:tab/>forty-eight hours before the time appointed for holding the meeting.</text:p>
      <text:p text:style-name="P3"><text:tab/></text:p>
      <text:p text:style-name="P3"><text:tab/>A corporation which is a member of the Company may, by resolution of its directors, <text:tab/>authorise any person to act as its representative at any meetings of the Company; and <text:tab/>such representative shall be entitled to exercise the same powers on behalf of the <text:tab/>Corporation which he represents as if he had been an individual member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6:55</meta:creation-date>
    <dc:date>2015-10-31T22:50:09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5" meta:word-count="255" meta:character-count="1669" meta:non-whitespace-character-count="1229"/>
    <meta:generator>LibreOffice/3.5$Linux_X86_64 LibreOffice_project/350m1$Build-2</meta:generator>
  </office:meta>
</office:document-meta>
</file>